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31in" svg:height="3.5449in" svg:x="0.2024in" svg:y="2.7189in">
            <draw:object draw:notify-on-update-of-ranges="Sheet1.A11:Sheet1.D11 Sheet1.A1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5.7236in" svg:y="2.6012in">
            <draw:object draw:notify-on-update-of-ranges="Sheet1.F11:Sheet1.I11 Sheet1.F12:Sheet1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6.3031in" svg:height="3.5453in" svg:x="11.55in" svg:y="2.5713in">
            <draw:object draw:notify-on-update-of-ranges="Sheet1.M2:Sheet1.M5 Sheet1.N2:Sheet1.N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6.2988in" svg:height="3.5429in" svg:x="0in" svg:y="9.6559in">
            <draw:object draw:notify-on-update-of-ranges="Sheet1.D49:Sheet1.E49 Sheet1.D50:Sheet1.E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6.2996in" svg:height="3.5437in" svg:x="7.3299in" svg:y="11.1996in">
            <draw:object draw:notify-on-update-of-ranges="Sheet1.K57:Sheet1.O57 Sheet1.K58:Sheet1.O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1" svg:width="6.3in" svg:height="3.5437in" svg:x="11.9878in" svg:y="6.2933in">
            <draw:object draw:notify-on-update-of-ranges="Sheet1.M2:Sheet1.M7 Sheet1.N2:Sheet1.N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2" draw:text-style-name="P1" svg:width="6.2996in" svg:height="3.5437in" svg:x="18.0602in" svg:y="0.6874in">
            <draw:object draw:notify-on-update-of-ranges="Sheet1.F11:Sheet1.K11 Sheet1.F12:Sheet1.K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office:value-type="float" office:value="26.875081529" calcext:value-type="float">
            <text:p>26,875081529</text:p>
          </table:table-cell>
          <table:table-cell office:value-type="float" office:value="3.000261868" calcext:value-type="float">
            <text:p>3,000261868</text:p>
          </table:table-cell>
          <table:table-cell office:value-type="float" office:value="3.006454679" calcext:value-type="float">
            <text:p>3,006454679</text:p>
          </table:table-cell>
          <table:table-cell office:value-type="float" office:value="1.988030084" calcext:value-type="float">
            <text:p>1,988030084</text:p>
          </table:table-cell>
          <table:table-cell/>
          <table:table-cell office:value-type="float" office:value="0.378657706" calcext:value-type="float">
            <text:p>0,378657706</text:p>
          </table:table-cell>
          <table:table-cell office:value-type="float" office:value="0.46707461" calcext:value-type="float">
            <text:p>0,46707461</text:p>
          </table:table-cell>
          <table:table-cell office:value-type="float" office:value="0.48859149" calcext:value-type="float">
            <text:p>0,48859149</text:p>
          </table:table-cell>
          <table:table-cell office:value-type="float" office:value="0.500731467" calcext:value-type="float">
            <text:p>0,500731467</text:p>
          </table:table-cell>
          <table:table-cell office:value-type="float" office:value="0.503201244" calcext:value-type="float">
            <text:p>0,503201244</text:p>
          </table:table-cell>
          <table:table-cell office:value-type="float" office:value="0.464035828" calcext:value-type="float">
            <text:p>0,464035828</text:p>
          </table:table-cell>
          <table:table-cell table:number-columns-repeated="4"/>
        </table:table-row>
        <table:table-row table:style-name="ro1">
          <table:table-cell office:value-type="float" office:value="26.911992891" calcext:value-type="float">
            <text:p>26,911992891</text:p>
          </table:table-cell>
          <table:table-cell office:value-type="float" office:value="3.027415323" calcext:value-type="float">
            <text:p>3,027415323</text:p>
          </table:table-cell>
          <table:table-cell office:value-type="float" office:value="3.017896779" calcext:value-type="float">
            <text:p>3,017896779</text:p>
          </table:table-cell>
          <table:table-cell office:value-type="float" office:value="2.010592652" calcext:value-type="float">
            <text:p>2,010592652</text:p>
          </table:table-cell>
          <table:table-cell/>
          <table:table-cell office:value-type="float" office:value="0.371598332" calcext:value-type="float">
            <text:p>0,371598332</text:p>
          </table:table-cell>
          <table:table-cell office:value-type="float" office:value="0.482978325" calcext:value-type="float">
            <text:p>0,482978325</text:p>
          </table:table-cell>
          <table:table-cell office:value-type="float" office:value="0.506948595" calcext:value-type="float">
            <text:p>0,506948595</text:p>
          </table:table-cell>
          <table:table-cell office:value-type="float" office:value="0.5176104" calcext:value-type="float">
            <text:p>0,5176104</text:p>
          </table:table-cell>
          <table:table-cell office:value-type="float" office:value="0.508185043" calcext:value-type="float">
            <text:p>0,508185043</text:p>
          </table:table-cell>
          <table:table-cell office:value-type="float" office:value="0.486292467" calcext:value-type="float">
            <text:p>0,486292467</text:p>
          </table:table-cell>
          <table:table-cell/>
          <table:table-cell office:value-type="string" calcext:value-type="string">
            <text:p>Sem Flags</text:p>
          </table:table-cell>
          <table:table-cell table:style-name="ce1" office:value-type="float" office:value="20.4" calcext:value-type="float">
            <text:p>20,4</text:p>
          </table:table-cell>
          <table:table-cell/>
        </table:table-row>
        <table:table-row table:style-name="ro1">
          <table:table-cell office:value-type="float" office:value="26.994082522" calcext:value-type="float">
            <text:p>26,994082522</text:p>
          </table:table-cell>
          <table:table-cell office:value-type="float" office:value="2.998296626" calcext:value-type="float">
            <text:p>2,998296626</text:p>
          </table:table-cell>
          <table:table-cell office:value-type="float" office:value="3.0289461" calcext:value-type="float">
            <text:p>3,0289461</text:p>
          </table:table-cell>
          <table:table-cell office:value-type="float" office:value="2.010674431" calcext:value-type="float">
            <text:p>2,010674431</text:p>
          </table:table-cell>
          <table:table-cell/>
          <table:table-cell office:value-type="float" office:value="0.375631046" calcext:value-type="float">
            <text:p>0,375631046</text:p>
          </table:table-cell>
          <table:table-cell office:value-type="float" office:value="0.479012348" calcext:value-type="float">
            <text:p>0,479012348</text:p>
          </table:table-cell>
          <table:table-cell office:value-type="float" office:value="0.507399368" calcext:value-type="float">
            <text:p>0,507399368</text:p>
          </table:table-cell>
          <table:table-cell office:value-type="float" office:value="0.514187855" calcext:value-type="float">
            <text:p>0,514187855</text:p>
          </table:table-cell>
          <table:table-cell office:value-type="float" office:value="0.52592003" calcext:value-type="float">
            <text:p>0,52592003</text:p>
          </table:table-cell>
          <table:table-cell office:value-type="float" office:value="0.494930658" calcext:value-type="float">
            <text:p>0,494930658</text:p>
          </table:table-cell>
          <table:table-cell/>
          <table:table-cell office:value-type="string" calcext:value-type="string">
            <text:p>O1</text:p>
          </table:table-cell>
          <table:table-cell table:style-name="ce2" office:value-type="float" office:value="16.2" calcext:value-type="float">
            <text:p>16,2</text:p>
          </table:table-cell>
          <table:table-cell/>
        </table:table-row>
        <table:table-row table:style-name="ro1">
          <table:table-cell office:value-type="float" office:value="27.107132507" calcext:value-type="float">
            <text:p>27,107132507</text:p>
          </table:table-cell>
          <table:table-cell office:value-type="float" office:value="3.010005739" calcext:value-type="float">
            <text:p>3,010005739</text:p>
          </table:table-cell>
          <table:table-cell office:value-type="float" office:value="3.018798547" calcext:value-type="float">
            <text:p>3,018798547</text:p>
          </table:table-cell>
          <table:table-cell office:value-type="float" office:value="1.998026322" calcext:value-type="float">
            <text:p>1,998026322</text:p>
          </table:table-cell>
          <table:table-cell/>
          <table:table-cell office:value-type="float" office:value="0.376711762" calcext:value-type="float">
            <text:p>0,376711762</text:p>
          </table:table-cell>
          <table:table-cell office:value-type="float" office:value="0.480114859" calcext:value-type="float">
            <text:p>0,480114859</text:p>
          </table:table-cell>
          <table:table-cell office:value-type="float" office:value="0.512676349" calcext:value-type="float">
            <text:p>0,512676349</text:p>
          </table:table-cell>
          <table:table-cell office:value-type="float" office:value="0.514691817" calcext:value-type="float">
            <text:p>0,514691817</text:p>
          </table:table-cell>
          <table:table-cell office:value-type="float" office:value="0.519698936" calcext:value-type="float">
            <text:p>0,519698936</text:p>
          </table:table-cell>
          <table:table-cell office:value-type="float" office:value="0.49008989" calcext:value-type="float">
            <text:p>0,49008989</text:p>
          </table:table-cell>
          <table:table-cell/>
          <table:table-cell office:value-type="string" calcext:value-type="string">
            <text:p>O2</text:p>
          </table:table-cell>
          <table:table-cell table:style-name="ce2" office:value-type="float" office:value="16.2" calcext:value-type="float">
            <text:p>16,2</text:p>
          </table:table-cell>
          <table:table-cell/>
        </table:table-row>
        <table:table-row table:style-name="ro1">
          <table:table-cell office:value-type="float" office:value="26.321725491" calcext:value-type="float">
            <text:p>26,321725491</text:p>
          </table:table-cell>
          <table:table-cell office:value-type="float" office:value="3.003529224" calcext:value-type="float">
            <text:p>3,003529224</text:p>
          </table:table-cell>
          <table:table-cell office:value-type="float" office:value="3.065435603" calcext:value-type="float">
            <text:p>3,065435603</text:p>
          </table:table-cell>
          <table:table-cell office:value-type="float" office:value="2.019650792" calcext:value-type="float">
            <text:p>2,019650792</text:p>
          </table:table-cell>
          <table:table-cell/>
          <table:table-cell office:value-type="float" office:value="0.381122846" calcext:value-type="float">
            <text:p>0,381122846</text:p>
          </table:table-cell>
          <table:table-cell office:value-type="float" office:value="0.476598215" calcext:value-type="float">
            <text:p>0,476598215</text:p>
          </table:table-cell>
          <table:table-cell office:value-type="float" office:value="0.503449017" calcext:value-type="float">
            <text:p>0,503449017</text:p>
          </table:table-cell>
          <table:table-cell office:value-type="float" office:value="0.510372997" calcext:value-type="float">
            <text:p>0,510372997</text:p>
          </table:table-cell>
          <table:table-cell office:value-type="float" office:value="0.515851287" calcext:value-type="float">
            <text:p>0,515851287</text:p>
          </table:table-cell>
          <table:table-cell office:value-type="float" office:value="0.485694948" calcext:value-type="float">
            <text:p>0,485694948</text:p>
          </table:table-cell>
          <table:table-cell/>
          <table:table-cell office:value-type="string" calcext:value-type="string">
            <text:p>O3</text:p>
          </table:table-cell>
          <table:table-cell table:style-name="ce2" office:value-type="float" office:value="16.2" calcext:value-type="float">
            <text:p>16,2</text:p>
          </table:table-cell>
          <table:table-cell/>
        </table:table-row>
        <table:table-row table:style-name="ro1">
          <table:table-cell office:value-type="float" office:value="26.338543953" calcext:value-type="float">
            <text:p>26,338543953</text:p>
          </table:table-cell>
          <table:table-cell office:value-type="float" office:value="3.017363091" calcext:value-type="float">
            <text:p>3,017363091</text:p>
          </table:table-cell>
          <table:table-cell office:value-type="float" office:value="3.019184796" calcext:value-type="float">
            <text:p>3,019184796</text:p>
          </table:table-cell>
          <table:table-cell office:value-type="float" office:value="2.023604513" calcext:value-type="float">
            <text:p>2,023604513</text:p>
          </table:table-cell>
          <table:table-cell/>
          <table:table-cell office:value-type="float" office:value="0.38841913" calcext:value-type="float">
            <text:p>0,38841913</text:p>
          </table:table-cell>
          <table:table-cell office:value-type="float" office:value="0.481735119" calcext:value-type="float">
            <text:p>0,481735119</text:p>
          </table:table-cell>
          <table:table-cell office:value-type="float" office:value="0.509692562" calcext:value-type="float">
            <text:p>0,509692562</text:p>
          </table:table-cell>
          <table:table-cell office:value-type="float" office:value="0.51569073" calcext:value-type="float">
            <text:p>0,51569073</text:p>
          </table:table-cell>
          <table:table-cell office:value-type="float" office:value="0.512121893" calcext:value-type="float">
            <text:p>0,512121893</text:p>
          </table:table-cell>
          <table:table-cell office:value-type="float" office:value="0.493167176" calcext:value-type="float">
            <text:p>0,493167176</text:p>
          </table:table-cell>
          <table:table-cell/>
          <table:table-cell office:value-type="string" calcext:value-type="string">
            <text:p>Ofast</text:p>
          </table:table-cell>
          <table:table-cell office:value-type="float" office:value="17.7" calcext:value-type="float">
            <text:p>17,7</text:p>
          </table:table-cell>
          <table:table-cell/>
        </table:table-row>
        <table:table-row table:style-name="ro1">
          <table:table-cell office:value-type="float" office:value="26.526983" calcext:value-type="float">
            <text:p>26,526983</text:p>
          </table:table-cell>
          <table:table-cell office:value-type="float" office:value="2.99051985" calcext:value-type="float">
            <text:p>2,99051985</text:p>
          </table:table-cell>
          <table:table-cell office:value-type="float" office:value="3.033677868" calcext:value-type="float">
            <text:p>3,033677868</text:p>
          </table:table-cell>
          <table:table-cell office:value-type="float" office:value="2.032446875" calcext:value-type="float">
            <text:p>2,032446875</text:p>
          </table:table-cell>
          <table:table-cell/>
          <table:table-cell office:value-type="float" office:value="0.375588824" calcext:value-type="float">
            <text:p>0,375588824</text:p>
          </table:table-cell>
          <table:table-cell office:value-type="float" office:value="0.478410497" calcext:value-type="float">
            <text:p>0,478410497</text:p>
          </table:table-cell>
          <table:table-cell office:value-type="float" office:value="0.509457012" calcext:value-type="float">
            <text:p>0,509457012</text:p>
          </table:table-cell>
          <table:table-cell office:value-type="float" office:value="0.520688702" calcext:value-type="float">
            <text:p>0,520688702</text:p>
          </table:table-cell>
          <table:table-cell office:value-type="float" office:value="0.5238188" calcext:value-type="float">
            <text:p>0,5238188</text:p>
          </table:table-cell>
          <table:table-cell office:value-type="float" office:value="0.491565704" calcext:value-type="float">
            <text:p>0,491565704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16.3" calcext:value-type="float">
            <text:p>16,3</text:p>
          </table:table-cell>
          <table:table-cell/>
        </table:table-row>
        <table:table-row table:style-name="ro1">
          <table:table-cell office:value-type="float" office:value="26.868083815" calcext:value-type="float">
            <text:p>26,868083815</text:p>
          </table:table-cell>
          <table:table-cell office:value-type="float" office:value="3.068331653" calcext:value-type="float">
            <text:p>3,068331653</text:p>
          </table:table-cell>
          <table:table-cell office:value-type="float" office:value="2.994729235" calcext:value-type="float">
            <text:p>2,994729235</text:p>
          </table:table-cell>
          <table:table-cell office:value-type="float" office:value="2.008864208" calcext:value-type="float">
            <text:p>2,008864208</text:p>
          </table:table-cell>
          <table:table-cell/>
          <table:table-cell office:value-type="float" office:value="0.393116372" calcext:value-type="float">
            <text:p>0,393116372</text:p>
          </table:table-cell>
          <table:table-cell office:value-type="float" office:value="0.482094743" calcext:value-type="float">
            <text:p>0,482094743</text:p>
          </table:table-cell>
          <table:table-cell office:value-type="float" office:value="0.508516519" calcext:value-type="float">
            <text:p>0,508516519</text:p>
          </table:table-cell>
          <table:table-cell office:value-type="float" office:value="0.525162105" calcext:value-type="float">
            <text:p>0,525162105</text:p>
          </table:table-cell>
          <table:table-cell office:value-type="float" office:value="0.522942418" calcext:value-type="float">
            <text:p>0,522942418</text:p>
          </table:table-cell>
          <table:table-cell office:value-type="float" office:value="0.490785037" calcext:value-type="float">
            <text:p>0,490785037</text:p>
          </table:table-cell>
          <table:table-cell table:number-columns-repeated="4"/>
        </table:table-row>
        <table:table-row table:style-name="ro1">
          <table:table-cell office:value-type="float" office:value="26.944573296" calcext:value-type="float">
            <text:p>26,944573296</text:p>
          </table:table-cell>
          <table:table-cell office:value-type="float" office:value="3.05357527" calcext:value-type="float">
            <text:p>3,05357527</text:p>
          </table:table-cell>
          <table:table-cell office:value-type="float" office:value="2.9742764" calcext:value-type="float">
            <text:p>2,9742764</text:p>
          </table:table-cell>
          <table:table-cell office:value-type="float" office:value="2.031738274" calcext:value-type="float">
            <text:p>2,031738274</text:p>
          </table:table-cell>
          <table:table-cell/>
          <table:table-cell office:value-type="float" office:value="0.379083582" calcext:value-type="float">
            <text:p>0,379083582</text:p>
          </table:table-cell>
          <table:table-cell office:value-type="float" office:value="0.480115005" calcext:value-type="float">
            <text:p>0,480115005</text:p>
          </table:table-cell>
          <table:table-cell office:value-type="float" office:value="0.503942072" calcext:value-type="float">
            <text:p>0,503942072</text:p>
          </table:table-cell>
          <table:table-cell office:value-type="float" office:value="0.517935928" calcext:value-type="float">
            <text:p>0,517935928</text:p>
          </table:table-cell>
          <table:table-cell office:value-type="float" office:value="0.526349104" calcext:value-type="float">
            <text:p>0,526349104</text:p>
          </table:table-cell>
          <table:table-cell office:value-type="float" office:value="0.48989568" calcext:value-type="float">
            <text:p>0,48989568</text:p>
          </table:table-cell>
          <table:table-cell table:number-columns-repeated="4"/>
        </table:table-row>
        <table:table-row table:style-name="ro1">
          <table:table-cell office:value-type="float" office:value="26.953552638" calcext:value-type="float">
            <text:p>26,953552638</text:p>
          </table:table-cell>
          <table:table-cell office:value-type="float" office:value="3.04040135" calcext:value-type="float">
            <text:p>3,04040135</text:p>
          </table:table-cell>
          <table:table-cell office:value-type="float" office:value="2.996840704" calcext:value-type="float">
            <text:p>2,996840704</text:p>
          </table:table-cell>
          <table:table-cell office:value-type="float" office:value="2.029475797" calcext:value-type="float">
            <text:p>2,029475797</text:p>
          </table:table-cell>
          <table:table-cell/>
          <table:table-cell office:value-type="float" office:value="0.385304017" calcext:value-type="float">
            <text:p>0,385304017</text:p>
          </table:table-cell>
          <table:table-cell office:value-type="float" office:value="0.478487651" calcext:value-type="float">
            <text:p>0,478487651</text:p>
          </table:table-cell>
          <table:table-cell office:value-type="float" office:value="0.50916976" calcext:value-type="float">
            <text:p>0,50916976</text:p>
          </table:table-cell>
          <table:table-cell office:value-type="float" office:value="0.514238176" calcext:value-type="float">
            <text:p>0,514238176</text:p>
          </table:table-cell>
          <table:table-cell office:value-type="float" office:value="0.515171551" calcext:value-type="float">
            <text:p>0,515171551</text:p>
          </table:table-cell>
          <table:table-cell office:value-type="float" office:value="0.486770191" calcext:value-type="float">
            <text:p>0,486770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 Flags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Sem Flags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s</text:p>
          </table:table-cell>
          <table:table-cell table:number-columns-repeated="4"/>
        </table:table-row>
        <table:table-row table:style-name="ro1">
          <table:table-cell table:formula="of:=AVERAGE([.A1:.A10])" office:value-type="float" office:value="26.7841751642" calcext:value-type="float">
            <text:p>26,7841751642</text:p>
          </table:table-cell>
          <table:table-cell table:formula="of:=AVERAGE([.B1:.B10])" office:value-type="float" office:value="3.0209699994" calcext:value-type="float">
            <text:p>3,0209699994</text:p>
          </table:table-cell>
          <table:table-cell table:formula="of:=AVERAGE([.C1:.C10])" office:value-type="float" office:value="3.0156240711" calcext:value-type="float">
            <text:p>3,0156240711</text:p>
          </table:table-cell>
          <table:table-cell table:formula="of:=AVERAGE([.D1:.D10])" office:value-type="float" office:value="2.0153103948" calcext:value-type="float">
            <text:p>2,0153103948</text:p>
          </table:table-cell>
          <table:table-cell/>
          <table:table-cell table:formula="of:=AVERAGE([.F1:.F10])" office:value-type="float" office:value="0.3805233617" calcext:value-type="float">
            <text:p>0,3805233617</text:p>
          </table:table-cell>
          <table:table-cell table:formula="of:=AVERAGE([.G1:.G10])" office:value-type="float" office:value="0.4786621372" calcext:value-type="float">
            <text:p>0,4786621372</text:p>
          </table:table-cell>
          <table:table-cell table:formula="of:=AVERAGE([.H1:.H10])" office:value-type="float" office:value="0.5059842744" calcext:value-type="float">
            <text:p>0,5059842744</text:p>
          </table:table-cell>
          <table:table-cell table:formula="of:=AVERAGE([.I1:.I10])" office:value-type="float" office:value="0.5151310177" calcext:value-type="float">
            <text:p>0,5151310177</text:p>
          </table:table-cell>
          <table:table-cell table:formula="of:=AVERAGE([.J1:.J10])" office:value-type="float" office:value="0.5173260306" calcext:value-type="float">
            <text:p>0,5173260306</text:p>
          </table:table-cell>
          <table:table-cell table:formula="of:=AVERAGE([.K1:.K10])" office:value-type="float" office:value="0.4873227579" calcext:value-type="float">
            <text:p>0,4873227579</text:p>
          </table:table-cell>
          <table:table-cell table:number-columns-repeated="4"/>
        </table:table-row>
        <table:table-row table:style-name="ro1">
          <table:table-cell table:formula="of:=CONFIDENCE(0.05;STDEV([.A1:.A10]);COUNT([.A1:.A10]))" office:value-type="float" office:value="0.174452150612408" calcext:value-type="float">
            <text:p>0,174452150612408</text:p>
          </table:table-cell>
          <table:table-cell table:formula="of:=CONFIDENCE(0.05;STDEV([.B1:.B10]);COUNT([.B1:.B10]))" office:value-type="float" office:value="0.0160468208120747" calcext:value-type="float">
            <text:p>0,0160468208120747</text:p>
          </table:table-cell>
          <table:table-cell table:formula="of:=CONFIDENCE(0.05;STDEV([.C1:.C10]);COUNT([.C1:.C10]))" office:value-type="float" office:value="0.015454388474498" calcext:value-type="float">
            <text:p>0,015454388474498</text:p>
          </table:table-cell>
          <table:table-cell table:formula="of:=CONFIDENCE(0.05;STDEV([.D1:.D10]);COUNT([.D1:.D10]))" office:value-type="float" office:value="0.00919323479882089" calcext:value-type="float">
            <text:p>0,00919323479882089</text:p>
          </table:table-cell>
          <table:table-cell/>
          <table:table-cell table:formula="of:=CONFIDENCE(0.05;STDEV([.F1:.F10]);COUNT([.F1:.F10]))" office:value-type="float" office:value="0.00409129205912592" calcext:value-type="float">
            <text:p>0,00409129205912592</text:p>
          </table:table-cell>
          <table:table-cell table:formula="of:=CONFIDENCE(0.05;STDEV([.G1:.G10]);COUNT([.G1:.G10]))" office:value-type="float" office:value="0.00279346387255288" calcext:value-type="float">
            <text:p>0,00279346387255288</text:p>
          </table:table-cell>
          <table:table-cell table:formula="of:=CONFIDENCE(0.05;STDEV([.H1:.H10]);COUNT([.H1:.H10]))" office:value-type="float" office:value="0.00414843209600171" calcext:value-type="float">
            <text:p>0,00414843209600171</text:p>
          </table:table-cell>
          <table:table-cell table:formula="of:=CONFIDENCE(0.05;STDEV([.I1:.I10]);COUNT([.I1:.I10]))" office:value-type="float" office:value="0.00401515866078192" calcext:value-type="float">
            <text:p>0,00401515866078192</text:p>
          </table:table-cell>
          <table:table-cell table:number-columns-repeated="6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office:value-type="float" office:value="26.001130095" calcext:value-type="float">
            <text:p>26,001130095</text:p>
          </table:table-cell>
          <table:table-cell office:value-type="float" office:value="0.365334855" calcext:value-type="float">
            <text:p>0,365334855</text:p>
          </table:table-cell>
          <table:table-cell table:number-columns-repeated="5"/>
          <table:table-cell office:value-type="float" office:value="2.096137817" calcext:value-type="float">
            <text:p>2,096137817</text:p>
          </table:table-cell>
          <table:table-cell office:value-type="float" office:value="3.183341813" calcext:value-type="float">
            <text:p>3,183341813</text:p>
          </table:table-cell>
          <table:table-cell table:number-columns-repeated="6"/>
        </table:table-row>
        <table:table-row table:style-name="ro1">
          <table:table-cell office:value-type="float" office:value="26.307994287" calcext:value-type="float">
            <text:p>26,307994287</text:p>
          </table:table-cell>
          <table:table-cell office:value-type="float" office:value="0.375880813" calcext:value-type="float">
            <text:p>0,375880813</text:p>
          </table:table-cell>
          <table:table-cell table:number-columns-repeated="5"/>
          <table:table-cell office:value-type="float" office:value="2.121363166" calcext:value-type="float">
            <text:p>2,121363166</text:p>
          </table:table-cell>
          <table:table-cell office:value-type="float" office:value="3.206763552" calcext:value-type="float">
            <text:p>3,206763552</text:p>
          </table:table-cell>
          <table:table-cell table:number-columns-repeated="6"/>
        </table:table-row>
        <table:table-row table:style-name="ro1">
          <table:table-cell office:value-type="float" office:value="26.282100916" calcext:value-type="float">
            <text:p>26,282100916</text:p>
          </table:table-cell>
          <table:table-cell office:value-type="float" office:value="0.381245906" calcext:value-type="float">
            <text:p>0,381245906</text:p>
          </table:table-cell>
          <table:table-cell table:number-columns-repeated="5"/>
          <table:table-cell office:value-type="float" office:value="2.146951877" calcext:value-type="float">
            <text:p>2,146951877</text:p>
          </table:table-cell>
          <table:table-cell office:value-type="float" office:value="3.250180275" calcext:value-type="float">
            <text:p>3,250180275</text:p>
          </table:table-cell>
          <table:table-cell table:number-columns-repeated="6"/>
        </table:table-row>
        <table:table-row table:style-name="ro1">
          <table:table-cell office:value-type="float" office:value="26.304051123" calcext:value-type="float">
            <text:p>26,304051123</text:p>
          </table:table-cell>
          <table:table-cell office:value-type="float" office:value="0.385953507" calcext:value-type="float">
            <text:p>0,385953507</text:p>
          </table:table-cell>
          <table:table-cell table:number-columns-repeated="5"/>
          <table:table-cell office:value-type="float" office:value="2.150996097" calcext:value-type="float">
            <text:p>2,150996097</text:p>
          </table:table-cell>
          <table:table-cell office:value-type="float" office:value="3.25094911" calcext:value-type="float">
            <text:p>3,25094911</text:p>
          </table:table-cell>
          <table:table-cell table:number-columns-repeated="6"/>
        </table:table-row>
        <table:table-row table:style-name="ro1">
          <table:table-cell office:value-type="float" office:value="26.256409" calcext:value-type="float">
            <text:p>26,256409</text:p>
          </table:table-cell>
          <table:table-cell office:value-type="float" office:value="0.37374783" calcext:value-type="float">
            <text:p>0,37374783</text:p>
          </table:table-cell>
          <table:table-cell table:number-columns-repeated="5"/>
          <table:table-cell office:value-type="float" office:value="2.138857525" calcext:value-type="float">
            <text:p>2,138857525</text:p>
          </table:table-cell>
          <table:table-cell office:value-type="float" office:value="3.27783467" calcext:value-type="float">
            <text:p>3,27783467</text:p>
          </table:table-cell>
          <table:table-cell table:number-columns-repeated="6"/>
        </table:table-row>
        <table:table-row table:style-name="ro1">
          <table:table-cell office:value-type="float" office:value="25.997325135" calcext:value-type="float">
            <text:p>25,997325135</text:p>
          </table:table-cell>
          <table:table-cell office:value-type="float" office:value="0.379567938" calcext:value-type="float">
            <text:p>0,379567938</text:p>
          </table:table-cell>
          <table:table-cell table:number-columns-repeated="5"/>
          <table:table-cell office:value-type="float" office:value="2.160071296" calcext:value-type="float">
            <text:p>2,160071296</text:p>
          </table:table-cell>
          <table:table-cell office:value-type="float" office:value="3.25015462" calcext:value-type="float">
            <text:p>3,25015462</text:p>
          </table:table-cell>
          <table:table-cell table:number-columns-repeated="6"/>
        </table:table-row>
        <table:table-row table:style-name="ro1">
          <table:table-cell office:value-type="float" office:value="26.473033516" calcext:value-type="float">
            <text:p>26,473033516</text:p>
          </table:table-cell>
          <table:table-cell office:value-type="float" office:value="0.375018753" calcext:value-type="float">
            <text:p>0,375018753</text:p>
          </table:table-cell>
          <table:table-cell table:number-columns-repeated="5"/>
          <table:table-cell office:value-type="float" office:value="2.151346399" calcext:value-type="float">
            <text:p>2,151346399</text:p>
          </table:table-cell>
          <table:table-cell office:value-type="float" office:value="3.246514287" calcext:value-type="float">
            <text:p>3,246514287</text:p>
          </table:table-cell>
          <table:table-cell table:number-columns-repeated="6"/>
        </table:table-row>
        <table:table-row table:style-name="ro1">
          <table:table-cell office:value-type="float" office:value="26.372642317" calcext:value-type="float">
            <text:p>26,372642317</text:p>
          </table:table-cell>
          <table:table-cell office:value-type="float" office:value="0.372647501" calcext:value-type="float">
            <text:p>0,372647501</text:p>
          </table:table-cell>
          <table:table-cell table:number-columns-repeated="5"/>
          <table:table-cell office:value-type="float" office:value="2.104067433" calcext:value-type="float">
            <text:p>2,104067433</text:p>
          </table:table-cell>
          <table:table-cell office:value-type="float" office:value="3.25798863" calcext:value-type="float">
            <text:p>3,25798863</text:p>
          </table:table-cell>
          <table:table-cell table:number-columns-repeated="6"/>
        </table:table-row>
        <table:table-row table:style-name="ro1">
          <table:table-cell office:value-type="float" office:value="26.197475955" calcext:value-type="float">
            <text:p>26,197475955</text:p>
          </table:table-cell>
          <table:table-cell office:value-type="float" office:value="0.380955337" calcext:value-type="float">
            <text:p>0,380955337</text:p>
          </table:table-cell>
          <table:table-cell table:number-columns-repeated="5"/>
          <table:table-cell office:value-type="float" office:value="2.153045429" calcext:value-type="float">
            <text:p>2,153045429</text:p>
          </table:table-cell>
          <table:table-cell office:value-type="float" office:value="3.278839289" calcext:value-type="float">
            <text:p>3,278839289</text:p>
          </table:table-cell>
          <table:table-cell table:number-columns-repeated="6"/>
        </table:table-row>
        <table:table-row table:style-name="ro1">
          <table:table-cell office:value-type="float" office:value="26.30256969" calcext:value-type="float">
            <text:p>26,30256969</text:p>
          </table:table-cell>
          <table:table-cell office:value-type="float" office:value="0.373998697" calcext:value-type="float">
            <text:p>0,373998697</text:p>
          </table:table-cell>
          <table:table-cell/>
          <table:table-cell office:value-type="string" calcext:value-type="string">
            <text:p>Sem Flags</text:p>
          </table:table-cell>
          <table:table-cell office:value-type="string" calcext:value-type="string">
            <text:p>5 Flags</text:p>
          </table:table-cell>
          <table:table-cell table:number-columns-repeated="2"/>
          <table:table-cell office:value-type="float" office:value="2.090809572" calcext:value-type="float">
            <text:p>2,090809572</text:p>
          </table:table-cell>
          <table:table-cell office:value-type="float" office:value="3.254689829" calcext:value-type="float">
            <text:p>3,2546898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6.7841751642" calcext:value-type="float">
            <text:p>26,7841751642</text:p>
          </table:table-cell>
          <table:table-cell office:value-type="float" office:value="26.2494732034" calcext:value-type="float">
            <text:p>26,2494732034</text:p>
          </table:table-cell>
          <table:table-cell table:number-columns-repeated="2"/>
          <table:table-cell office:value-type="string" calcext:value-type="string">
            <text:p>Ofast</text:p>
          </table:table-cell>
          <table:table-cell office:value-type="string" calcext:value-type="string">
            <text:p>Os</text:p>
          </table:table-cell>
          <table:table-cell table:number-columns-repeated="6"/>
        </table:table-row>
        <table:table-row table:style-name="ro1">
          <table:table-cell table:formula="of:=AVERAGE([.A40:.A49])" office:value-type="float" office:value="26.2494732034" calcext:value-type="float">
            <text:p>26,2494732034</text:p>
          </table:table-cell>
          <table:table-cell table:formula="of:=AVERAGE([.B40:.B49])" office:value-type="float" office:value="0.3764351137" calcext:value-type="float">
            <text:p>0,3764351137</text:p>
          </table:table-cell>
          <table:table-cell table:number-columns-repeated="5"/>
          <table:table-cell table:formula="of:=AVERAGE([.H40:.H49])" office:value-type="float" office:value="2.1313646611" calcext:value-type="float">
            <text:p>2,1313646611</text:p>
          </table:table-cell>
          <table:table-cell table:formula="of:=AVERAGE([.I40:.I49])" office:value-type="float" office:value="3.2457256075" calcext:value-type="float">
            <text:p>3,2457256075</text:p>
          </table:table-cell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table:number-columns-repeated="10"/>
          <table:table-cell office:value-type="float" office:value="3.0209699994" calcext:value-type="float">
            <text:p>3,0209699994</text:p>
          </table:table-cell>
          <table:table-cell office:value-type="float" office:value="3.0156240711" calcext:value-type="float">
            <text:p>3,0156240711</text:p>
          </table:table-cell>
          <table:table-cell office:value-type="float" office:value="2.0153103948" calcext:value-type="float">
            <text:p>2,0153103948</text:p>
          </table:table-cell>
          <table:table-cell office:value-type="float" office:value="2.1313646611" calcext:value-type="float">
            <text:p>2,1313646611</text:p>
          </table:table-cell>
          <table:table-cell office:value-type="float" office:value="3.2457256075" calcext:value-type="float">
            <text:p>3,2457256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3:36:16.398321980</meta:creation-date>
    <dc:date>2021-11-13T17:08:33.981912071</dc:date>
    <meta:editing-duration>PT58M49S</meta:editing-duration>
    <meta:editing-cycles>3</meta:editing-cycles>
    <meta:generator>LibreOffice/7.2.2.2$Linux_X86_64 LibreOffice_project/20$Build-2</meta:generator>
    <meta:document-statistic meta:table-count="1" meta:cell-count="200" meta:object-count="7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range="Sheet1.A13:Sheet1.D13" chart:error-lower-range="Sheet1.A13:Sheet1.D1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Sheet1.A13:Sheet1.D13" chart:error-lower-range="Sheet1.A13:Sheet1.D1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title svg:x="5.858cm" svg:y="0.316cm" chart:style-name="ch2">
          <text:p>Tempo De Execução</text:p>
        </chart:title>
        <chart:plot-area chart:style-name="ch3" table:cell-range-address="Sheet1.A11:Sheet1.D12" chart:data-source-has-labels="row" svg:x="1.331cm" svg:y="1.275cm" svg:width="14.36cm" svg:height="7.55cm">
          <chart:coordinate-region svg:x="1.952cm" svg:y="1.474cm" svg:width="13.739cm" svg:height="6.704cm"/>
          <chart:axis chart:dimension="x" chart:name="primary-x" chart:style-name="ch4" chartooo:axis-type="auto">
            <chartooo:date-scale/>
            <chart:categories table:cell-range-address="Sheet1.A11:Sheet1.D11"/>
          </chart:axis>
          <chart:axis chart:dimension="y" chart:name="primary-y" chart:style-name="ch5">
            <chart:title svg:x="0.451cm" svg:y="5.835cm" chart:style-name="ch6">
              <text:p>Tempo (s)</text:p>
            </chart:title>
            <chart:grid chart:style-name="ch7" chart:class="major"/>
          </chart:axis>
          <chart:series chart:style-name="ch8" chart:values-cell-range-address="Sheet1.A12:Sheet1.D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Flags</text:p>
                <draw:g>
                  <svg:desc>Sheet1.A11:Sheet1.D1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6.7841751642">
                <text:p>26.7841751642</text:p>
                <draw:g>
                  <svg:desc>Sheet1.A12:Sheet1.D12</svg:desc>
                </draw:g>
              </table:table-cell>
              <table:table-cell office:value-type="float" office:value="3.0209699994">
                <text:p>3.0209699994</text:p>
              </table:table-cell>
              <table:table-cell office:value-type="float" office:value="3.0156240711">
                <text:p>3.0156240711</text:p>
              </table:table-cell>
              <table:table-cell office:value-type="float" office:value="2.0153103948">
                <text:p>2.0153103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Tempo De Compilação</text:p>
        </chart:title>
        <chart:plot-area chart:style-name="ch3" table:cell-range-address="Sheet1.F11:Sheet1.I12" chart:data-source-has-labels="row" svg:x="1.331cm" svg:y="1.275cm" svg:width="14.349cm" svg:height="7.545cm">
          <chart:coordinate-region svg:x="2.058cm" svg:y="1.475cm" svg:width="13.622cm" svg:height="6.698cm"/>
          <chart:axis chart:dimension="x" chart:name="primary-x" chart:style-name="ch4" chartooo:axis-type="auto">
            <chartooo:date-scale/>
            <chart:categories table:cell-range-address="Sheet1.F11:Sheet1.I11"/>
          </chart:axis>
          <chart:axis chart:dimension="y" chart:name="primary-y" chart:style-name="ch5">
            <chart:title svg:x="0.451cm" svg:y="5.832cm" chart:style-name="ch6">
              <text:p>Tempo (s)</text:p>
            </chart:title>
            <chart:grid chart:style-name="ch7" chart:class="major"/>
          </chart:axis>
          <chart:series chart:style-name="ch8" chart:values-cell-range-address="Sheet1.F12:Sheet1.I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Flags</text:p>
                <draw:g>
                  <svg:desc>Sheet1.F11:Sheet1.I1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3805233617">
                <text:p>0.3805233617</text:p>
                <draw:g>
                  <svg:desc>Sheet1.F12:Sheet1.I12</svg:desc>
                </draw:g>
              </table:table-cell>
              <table:table-cell office:value-type="float" office:value="0.4786621372">
                <text:p>0.4786621372</text:p>
              </table:table-cell>
              <table:table-cell office:value-type="float" office:value="0.5059842744">
                <text:p>0.5059842744</text:p>
              </table:table-cell>
              <table:table-cell office:value-type="float" office:value="0.5151310177">
                <text:p>0.5151310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bar" chart:style-name="ch1">
        <chart:title svg:x="6.255cm" svg:y="0.316cm" chart:style-name="ch2">
          <text:p>Tamanho Binário</text:p>
        </chart:title>
        <chart:plot-area chart:style-name="ch3" table:cell-range-address="Sheet1.M2:Sheet1.N5" chart:data-source-has-labels="column" svg:x="1.331cm" svg:y="1.275cm" svg:width="14.36cm" svg:height="7.551cm">
          <chart:coordinate-region svg:x="1.952cm" svg:y="1.474cm" svg:width="13.739cm" svg:height="6.705cm"/>
          <chart:axis chart:dimension="x" chart:name="primary-x" chart:style-name="ch4" chartooo:axis-type="auto">
            <chartooo:date-scale/>
            <chart:categories table:cell-range-address="Sheet1.M2:Sheet1.M5"/>
          </chart:axis>
          <chart:axis chart:dimension="y" chart:name="primary-y" chart:style-name="ch5">
            <chart:title svg:x="0.451cm" svg:y="6.126cm" chart:style-name="ch6">
              <text:p>Tamanho (kB)</text:p>
            </chart:title>
            <chart:grid chart:style-name="ch7" chart:class="major"/>
          </chart:axis>
          <chart:series chart:style-name="ch8" chart:values-cell-range-address="Sheet1.N2:Sheet1.N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Sem Flags</text:p>
                <draw:g>
                  <svg:desc>Sheet1.M2:Sheet1.M5</svg:desc>
                </draw:g>
              </table:table-cell>
              <table:table-cell office:value-type="float" office:value="20.4">
                <text:p>20.4</text:p>
                <draw:g>
                  <svg:desc>Sheet1.N2:Sheet1.N5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6.2">
                <text:p>1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Tempo Execução</text:p>
        </chart:title>
        <chart:plot-area chart:style-name="ch3" table:cell-range-address="Sheet1.D49:Sheet1.E50" chart:data-source-has-labels="row" svg:x="1.331cm" svg:y="1.275cm" svg:width="14.349cm" svg:height="7.545cm">
          <chart:coordinate-region svg:x="2.243cm" svg:y="1.474cm" svg:width="13.437cm" svg:height="6.699cm"/>
          <chart:axis chart:dimension="x" chart:name="primary-x" chart:style-name="ch4" chartooo:axis-type="auto">
            <chartooo:date-scale/>
            <chart:categories table:cell-range-address="Sheet1.D49:Sheet1.E49"/>
          </chart:axis>
          <chart:axis chart:dimension="y" chart:name="primary-y" chart:style-name="ch5">
            <chart:title svg:x="0.451cm" svg:y="5.832cm" chart:style-name="ch6">
              <text:p>Tempo (s)</text:p>
            </chart:title>
            <chart:grid chart:style-name="ch7" chart:class="major"/>
          </chart:axis>
          <chart:series chart:style-name="ch8" chart:values-cell-range-address="Sheet1.D50:Sheet1.E5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Flags</text:p>
                <draw:g>
                  <svg:desc>Sheet1.D49:Sheet1.E49</svg:desc>
                </draw:g>
              </table:table-cell>
              <table:table-cell office:value-type="string">
                <text:p>5 Flags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26.7841751642">
                <text:p>26.7841751642</text:p>
                <draw:g>
                  <svg:desc>Sheet1.D50:Sheet1.E50</svg:desc>
                </draw:g>
              </table:table-cell>
              <table:table-cell office:value-type="float" office:value="26.2494732034">
                <text:p>26.24947320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bar" chart:style-name="ch1">
        <chart:title svg:x="6.198cm" svg:y="0.316cm" chart:style-name="ch2">
          <text:p>Tempo Execução</text:p>
        </chart:title>
        <chart:plot-area chart:style-name="ch3" table:cell-range-address="Sheet1.K57:Sheet1.O58" chart:data-source-has-labels="row" svg:x="1.331cm" svg:y="1.275cm" svg:width="14.351cm" svg:height="7.547cm">
          <chart:coordinate-region svg:x="2.058cm" svg:y="1.474cm" svg:width="13.624cm" svg:height="6.701cm"/>
          <chart:axis chart:dimension="x" chart:name="primary-x" chart:style-name="ch4" chartooo:axis-type="auto">
            <chartooo:date-scale/>
            <chart:categories table:cell-range-address="Sheet1.K57:Sheet1.O57"/>
          </chart:axis>
          <chart:axis chart:dimension="y" chart:name="primary-y" chart:style-name="ch5">
            <chart:title svg:x="0.451cm" svg:y="5.833cm" chart:style-name="ch6">
              <text:p>Tempo (s)</text:p>
            </chart:title>
            <chart:grid chart:style-name="ch7" chart:class="major"/>
          </chart:axis>
          <chart:series chart:style-name="ch8" chart:values-cell-range-address="Sheet1.K58:Sheet1.O5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Sheet1.K57:Sheet1.O57</svg:desc>
                </draw:g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fast</text:p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3.0209699994">
                <text:p>3.0209699994</text:p>
                <draw:g>
                  <svg:desc>Sheet1.K58:Sheet1.O58</svg:desc>
                </draw:g>
              </table:table-cell>
              <table:table-cell office:value-type="float" office:value="3.0156240711">
                <text:p>3.0156240711</text:p>
              </table:table-cell>
              <table:table-cell office:value-type="float" office:value="2.0153103948">
                <text:p>2.0153103948</text:p>
              </table:table-cell>
              <table:table-cell office:value-type="float" office:value="2.1313646611">
                <text:p>2.1313646611</text:p>
              </table:table-cell>
              <table:table-cell office:value-type="float" office:value="3.2457256075">
                <text:p>3.24572560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bar" chart:style-name="ch1">
        <chart:title svg:x="6.251cm" svg:y="0.316cm" chart:style-name="ch2">
          <text:p>Tamanho Binário</text:p>
        </chart:title>
        <chart:plot-area chart:style-name="ch3" table:cell-range-address="Sheet1.M2:Sheet1.N7" chart:data-source-has-labels="column" svg:x="1.331cm" svg:y="1.275cm" svg:width="14.352cm" svg:height="7.547cm">
          <chart:coordinate-region svg:x="1.952cm" svg:y="1.474cm" svg:width="13.731cm" svg:height="6.701cm"/>
          <chart:axis chart:dimension="x" chart:name="primary-x" chart:style-name="ch4" chartooo:axis-type="auto">
            <chartooo:date-scale/>
            <chart:categories table:cell-range-address="Sheet1.M2:Sheet1.M7"/>
          </chart:axis>
          <chart:axis chart:dimension="y" chart:name="primary-y" chart:style-name="ch5">
            <chart:title svg:x="0.451cm" svg:y="6.124cm" chart:style-name="ch6">
              <text:p>Tamanho (kB)</text:p>
            </chart:title>
            <chart:grid chart:style-name="ch7" chart:class="major"/>
          </chart:axis>
          <chart:series chart:style-name="ch8" chart:values-cell-range-address="Sheet1.N2:Sheet1.N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Sem Flags</text:p>
                <draw:g>
                  <svg:desc>Sheet1.M2:Sheet1.M7</svg:desc>
                </draw:g>
              </table:table-cell>
              <table:table-cell office:value-type="float" office:value="20.4">
                <text:p>20.4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6.3">
                <text:p>16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bar" chart:style-name="ch1">
        <chart:title svg:x="5.669cm" svg:y="0.316cm" chart:style-name="ch2">
          <text:p>Tempo De Compilação</text:p>
        </chart:title>
        <chart:plot-area chart:style-name="ch3" table:cell-range-address="Sheet1.F11:Sheet1.K12" chart:data-source-has-labels="row" svg:x="1.331cm" svg:y="1.275cm" svg:width="14.351cm" svg:height="7.547cm">
          <chart:coordinate-region svg:x="2.058cm" svg:y="1.475cm" svg:width="13.624cm" svg:height="6.7cm"/>
          <chart:axis chart:dimension="x" chart:name="primary-x" chart:style-name="ch4" chartooo:axis-type="auto">
            <chartooo:date-scale/>
            <chart:categories table:cell-range-address="Sheet1.F11:Sheet1.K11"/>
          </chart:axis>
          <chart:axis chart:dimension="y" chart:name="primary-y" chart:style-name="ch5">
            <chart:title svg:x="0.451cm" svg:y="5.833cm" chart:style-name="ch6">
              <text:p>Tempo (s)</text:p>
            </chart:title>
            <chart:grid chart:style-name="ch7" chart:class="major"/>
          </chart:axis>
          <chart:series chart:style-name="ch8" chart:values-cell-range-address="Sheet1.F12:Sheet1.K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Flags</text:p>
                <draw:g>
                  <svg:desc>Sheet1.F11:Sheet1.K1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fast</text:p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3805233617">
                <text:p>0.3805233617</text:p>
                <draw:g>
                  <svg:desc>Sheet1.F12:Sheet1.K12</svg:desc>
                </draw:g>
              </table:table-cell>
              <table:table-cell office:value-type="float" office:value="0.4786621372">
                <text:p>0.4786621372</text:p>
              </table:table-cell>
              <table:table-cell office:value-type="float" office:value="0.5059842744">
                <text:p>0.5059842744</text:p>
              </table:table-cell>
              <table:table-cell office:value-type="float" office:value="0.5151310177">
                <text:p>0.5151310177</text:p>
              </table:table-cell>
              <table:table-cell office:value-type="float" office:value="0.5173260306">
                <text:p>0.5173260306</text:p>
              </table:table-cell>
              <table:table-cell office:value-type="float" office:value="0.4873227579">
                <text:p>0.48732275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